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178cm"/>
    </style:style>
    <style:style style:name="co3" style:family="table-column">
      <style:table-column-properties fo:break-before="auto" style:column-width="4.602cm"/>
    </style:style>
    <style:style style:name="co4" style:family="table-column">
      <style:table-column-properties fo:break-before="auto" style:column-width="3.403cm"/>
    </style:style>
    <style:style style:name="co5" style:family="table-column">
      <style:table-column-properties fo:break-before="auto" style:column-width="2.94cm"/>
    </style:style>
    <style:style style:name="co6" style:family="table-column">
      <style:table-column-properties fo:break-before="auto" style:column-width="3.276cm"/>
    </style:style>
    <style:style style:name="co7" style:family="table-column">
      <style:table-column-properties fo:break-before="auto" style:column-width="2.69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S11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C =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 =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ta = 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u_initial = 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_n =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_n+1 =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_dot = </text:p>
          </table:table-cell>
          <table:table-cell table:formula="of:=([.D3]-[.B3])/[.D4]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f_mean =</text:p>
          </table:table-cell>
          <table:table-cell table:formula="of:=[.B$3]+[.B$2]*([.D$3]-[.B$3])" office:value-type="float" office:value="1.5" calcext:value-type="float">
            <text:p>1.5</text:p>
          </table:table-cell>
          <table:table-cell office:value-type="string" calcext:value-type="string">
            <text:p>delta_t = </text:p>
          </table:table-cell>
          <table:table-cell office:value-type="float" office:value="0.01" calcext:value-type="float">
            <text:p>0.0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l. No</text:p>
          </table:table-cell>
          <table:table-cell office:value-type="string" calcext:value-type="string">
            <text:p>u_mea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u_n+1 = 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D2]" office:value-type="float" office:value="1" calcext:value-type="float">
            <text:p>1</text:p>
          </table:table-cell>
          <table:table-cell table:formula="of:=[.B$1]+[.B$2]*[.D$4]*[.D$1]" office:value-type="float" office:value="2.015" calcext:value-type="float">
            <text:p>2.015</text:p>
          </table:table-cell>
          <table:table-cell table:formula="of:=([.B$4]+[.D$1]*[.B7])" office:value-type="float" office:value="4.5" calcext:value-type="float">
            <text:p>4.5</text:p>
          </table:table-cell>
          <table:table-cell table:formula="of:=-([.B$4]+[.D$1]*[.B7])/([.B$1]+[.B$2]*[.D$4]*[.D$1])" office:value-type="float" office:value="-2.23325062034739" calcext:value-type="float">
            <text:p>-2.23325062034739</text:p>
          </table:table-cell>
          <table:table-cell table:formula="of:=[.D2]+[.D4]*[.E7]" office:value-type="float" office:value="0.977667493796526" calcext:value-type="float">
            <text:p>0.977667493796526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F7]" office:value-type="float" office:value="0.977667493796526" calcext:value-type="float">
            <text:p>0.977667493796526</text:p>
          </table:table-cell>
          <table:table-cell table:formula="of:=[.B$1]+[.B$2]*[.D$4]*[.D$1]" office:value-type="float" office:value="2.015" calcext:value-type="float">
            <text:p>2.015</text:p>
          </table:table-cell>
          <table:table-cell table:formula="of:=([.B$4]+[.D$1]*[.B8])" office:value-type="float" office:value="4.43300248138958" calcext:value-type="float">
            <text:p>4.43300248138958</text:p>
          </table:table-cell>
          <table:table-cell table:formula="of:=-([.B$4]+[.D$1]*[.B8])/([.B$1]+[.B$2]*[.D$4]*[.D$1])" office:value-type="float" office:value="-2.20000123145885" calcext:value-type="float">
            <text:p>-2.20000123145885</text:p>
          </table:table-cell>
          <table:table-cell table:formula="of:=[.F7]+[.D$4]*[.E8]" office:value-type="float" office:value="0.955667481481938" calcext:value-type="float">
            <text:p>0.955667481481938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F8]" office:value-type="float" office:value="0.955667481481938" calcext:value-type="float">
            <text:p>0.955667481481938</text:p>
          </table:table-cell>
          <table:table-cell table:formula="of:=[.B$1]+[.B$2]*[.D$4]*[.D$1]" office:value-type="float" office:value="2.015" calcext:value-type="float">
            <text:p>2.015</text:p>
          </table:table-cell>
          <table:table-cell table:formula="of:=([.B$4]+[.D$1]*[.B9])" office:value-type="float" office:value="4.36700244444581" calcext:value-type="float">
            <text:p>4.36700244444581</text:p>
          </table:table-cell>
          <table:table-cell table:formula="of:=-([.B$4]+[.D$1]*[.B9])/([.B$1]+[.B$2]*[.D$4]*[.D$1])" office:value-type="float" office:value="-2.16724687069271" calcext:value-type="float">
            <text:p>-2.16724687069271</text:p>
          </table:table-cell>
          <table:table-cell table:formula="of:=[.F8]+[.D$4]*[.E9]" office:value-type="float" office:value="0.93399501277501" calcext:value-type="float">
            <text:p>0.93399501277501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F9]" office:value-type="float" office:value="0.93399501277501" calcext:value-type="float">
            <text:p>0.93399501277501</text:p>
          </table:table-cell>
          <table:table-cell table:formula="of:=[.B$1]+[.B$2]*[.D$4]*[.D$1]" office:value-type="float" office:value="2.015" calcext:value-type="float">
            <text:p>2.015</text:p>
          </table:table-cell>
          <table:table-cell table:formula="of:=([.B$4]+[.D$1]*[.B10])" office:value-type="float" office:value="4.30198503832503" calcext:value-type="float">
            <text:p>4.30198503832503</text:p>
          </table:table-cell>
          <table:table-cell table:formula="of:=-([.B$4]+[.D$1]*[.B10])/([.B$1]+[.B$2]*[.D$4]*[.D$1])" office:value-type="float" office:value="-2.13498016790324" calcext:value-type="float">
            <text:p>-2.13498016790324</text:p>
          </table:table-cell>
          <table:table-cell table:formula="of:=[.F9]+[.D$4]*[.E10]" office:value-type="float" office:value="0.912645211095978" calcext:value-type="float">
            <text:p>0.912645211095978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F10]" office:value-type="float" office:value="0.912645211095978" calcext:value-type="float">
            <text:p>0.912645211095978</text:p>
          </table:table-cell>
          <table:table-cell table:formula="of:=[.B$1]+[.B$2]*[.D$4]*[.D$1]" office:value-type="float" office:value="2.015" calcext:value-type="float">
            <text:p>2.015</text:p>
          </table:table-cell>
          <table:table-cell table:formula="of:=([.B$4]+[.D$1]*[.B11])" office:value-type="float" office:value="4.23793563328793" calcext:value-type="float">
            <text:p>4.23793563328793</text:p>
          </table:table-cell>
          <table:table-cell table:formula="of:=-([.B$4]+[.D$1]*[.B11])/([.B$1]+[.B$2]*[.D$4]*[.D$1])" office:value-type="float" office:value="-2.10319386267391" calcext:value-type="float">
            <text:p>-2.10319386267391</text:p>
          </table:table-cell>
          <table:table-cell table:formula="of:=[.F10]+[.D$4]*[.E11]" office:value-type="float" office:value="0.891613272469239" calcext:value-type="float">
            <text:p>0.891613272469239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F11]" office:value-type="float" office:value="0.891613272469239" calcext:value-type="float">
            <text:p>0.891613272469239</text:p>
          </table:table-cell>
          <table:table-cell table:formula="of:=[.B$1]+[.B$2]*[.D$4]*[.D$1]" office:value-type="float" office:value="2.015" calcext:value-type="float">
            <text:p>2.015</text:p>
          </table:table-cell>
          <table:table-cell table:formula="of:=([.B$4]+[.D$1]*[.B12])" office:value-type="float" office:value="4.17483981740772" calcext:value-type="float">
            <text:p>4.17483981740772</text:p>
          </table:table-cell>
          <table:table-cell table:formula="of:=-([.B$4]+[.D$1]*[.B12])/([.B$1]+[.B$2]*[.D$4]*[.D$1])" office:value-type="float" office:value="-2.07188080268373" calcext:value-type="float">
            <text:p>-2.07188080268373</text:p>
          </table:table-cell>
          <table:table-cell table:formula="of:=[.F11]+[.D$4]*[.E12]" office:value-type="float" office:value="0.870894464442402" calcext:value-type="float">
            <text:p>0.870894464442402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F12]" office:value-type="float" office:value="0.870894464442402" calcext:value-type="float">
            <text:p>0.870894464442402</text:p>
          </table:table-cell>
          <table:table-cell table:formula="of:=[.B$1]+[.B$2]*[.D$4]*[.D$1]" office:value-type="float" office:value="2.015" calcext:value-type="float">
            <text:p>2.015</text:p>
          </table:table-cell>
          <table:table-cell table:formula="of:=([.B$4]+[.D$1]*[.B13])" office:value-type="float" office:value="4.1126833933272" calcext:value-type="float">
            <text:p>4.1126833933272</text:p>
          </table:table-cell>
          <table:table-cell table:formula="of:=-([.B$4]+[.D$1]*[.B13])/([.B$1]+[.B$2]*[.D$4]*[.D$1])" office:value-type="float" office:value="-2.04103394209787" calcext:value-type="float">
            <text:p>-2.04103394209787</text:p>
          </table:table-cell>
          <table:table-cell table:formula="of:=[.F12]+[.D$4]*[.E13]" office:value-type="float" office:value="0.850484125021423" calcext:value-type="float">
            <text:p>0.850484125021423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F13]" office:value-type="float" office:value="0.850484125021423" calcext:value-type="float">
            <text:p>0.850484125021423</text:p>
          </table:table-cell>
          <table:table-cell table:formula="of:=[.B$1]+[.B$2]*[.D$4]*[.D$1]" office:value-type="float" office:value="2.015" calcext:value-type="float">
            <text:p>2.015</text:p>
          </table:table-cell>
          <table:table-cell table:formula="of:=([.B$4]+[.D$1]*[.B14])" office:value-type="float" office:value="4.05145237506427" calcext:value-type="float">
            <text:p>4.05145237506427</text:p>
          </table:table-cell>
          <table:table-cell table:formula="of:=-([.B$4]+[.D$1]*[.B14])/([.B$1]+[.B$2]*[.D$4]*[.D$1])" office:value-type="float" office:value="-2.01064633998227" calcext:value-type="float">
            <text:p>-2.01064633998227</text:p>
          </table:table-cell>
          <table:table-cell table:formula="of:=[.F13]+[.D$4]*[.E14]" office:value-type="float" office:value="0.8303776616216" calcext:value-type="float">
            <text:p>0.8303776616216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F14]" office:value-type="float" office:value="0.8303776616216" calcext:value-type="float">
            <text:p>0.8303776616216</text:p>
          </table:table-cell>
          <table:table-cell table:formula="of:=[.B$1]+[.B$2]*[.D$4]*[.D$1]" office:value-type="float" office:value="2.015" calcext:value-type="float">
            <text:p>2.015</text:p>
          </table:table-cell>
          <table:table-cell table:formula="of:=([.B$4]+[.D$1]*[.B15])" office:value-type="float" office:value="3.9911329848648" calcext:value-type="float">
            <text:p>3.9911329848648</text:p>
          </table:table-cell>
          <table:table-cell table:formula="of:=-([.B$4]+[.D$1]*[.B15])/([.B$1]+[.B$2]*[.D$4]*[.D$1])" office:value-type="float" office:value="-1.98071115874184" calcext:value-type="float">
            <text:p>-1.98071115874184</text:p>
          </table:table-cell>
          <table:table-cell table:formula="of:=[.F14]+[.D$4]*[.E15]" office:value-type="float" office:value="0.810570550034182" calcext:value-type="float">
            <text:p>0.810570550034182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F15]" office:value-type="float" office:value="0.810570550034182" calcext:value-type="float">
            <text:p>0.810570550034182</text:p>
          </table:table-cell>
          <table:table-cell table:formula="of:=[.B$1]+[.B$2]*[.D$4]*[.D$1]" office:value-type="float" office:value="2.015" calcext:value-type="float">
            <text:p>2.015</text:p>
          </table:table-cell>
          <table:table-cell table:formula="of:=([.B$4]+[.D$1]*[.B16])" office:value-type="float" office:value="3.93171165010255" calcext:value-type="float">
            <text:p>3.93171165010255</text:p>
          </table:table-cell>
          <table:table-cell table:formula="of:=-([.B$4]+[.D$1]*[.B16])/([.B$1]+[.B$2]*[.D$4]*[.D$1])" office:value-type="float" office:value="-1.95122166258191" calcext:value-type="float">
            <text:p>-1.95122166258191</text:p>
          </table:table-cell>
          <table:table-cell table:formula="of:=[.F15]+[.D$4]*[.E16]" office:value-type="float" office:value="0.791058333408363" calcext:value-type="float">
            <text:p>0.791058333408363</text:p>
          </table:table-cell>
          <table:table-cell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u_n+1</text:p>
          </table:table-cell>
          <table:table-cell table:number-columns-repeated="6"/>
        </table:table-row>
        <table:table-row table:style-name="ro1">
          <table:table-cell table:formula="of:=(-[.D$4]*([.D$1]*[.D$2]+[.B$4])+[.D$2])/[.B$1]" office:value-type="float" office:value="0.4775" calcext:value-type="float">
            <text:p>0.4775</text:p>
          </table:table-cell>
          <table:table-cell table:number-columns-repeated="6"/>
        </table:table-row>
        <table:table-row table:style-name="ro1">
          <table:table-cell table:formula="of:=(-[.D$4]*([.D$1]*[.A20]+[.B$4])+[.A20])/[.B$1]" office:value-type="float" office:value="0.2240875" calcext:value-type="float">
            <text:p>0.2240875</text:p>
          </table:table-cell>
          <table:table-cell table:number-columns-repeated="6"/>
        </table:table-row>
        <table:table-row table:style-name="ro1">
          <table:table-cell table:formula="of:=(-[.D$4]*([.D$1]*[.A21]+[.B$4])+[.A21])/[.B$1]" office:value-type="float" office:value="0.1011824375" calcext:value-type="float">
            <text:p>0.1011824375</text:p>
          </table:table-cell>
          <table:table-cell table:number-columns-repeated="6"/>
        </table:table-row>
        <table:table-row table:style-name="ro1">
          <table:table-cell table:formula="of:=(-[.D$4]*([.D$1]*[.A22]+[.B$4])+[.A22])/[.B$1]" office:value-type="float" office:value="0.0415734821875" calcext:value-type="float">
            <text:p>0.0415734821875</text:p>
          </table:table-cell>
          <table:table-cell table:number-columns-repeated="6"/>
        </table:table-row>
        <table:table-row table:style-name="ro1">
          <table:table-cell table:formula="of:=(-[.D$4]*([.D$1]*[.A23]+[.B$4])+[.A23])/[.B$1]" office:value-type="float" office:value="0.0126631388609375" calcext:value-type="float">
            <text:p>0.012663138860938</text:p>
          </table:table-cell>
          <table:table-cell table:number-columns-repeated="6"/>
        </table:table-row>
        <table:table-row table:style-name="ro1">
          <table:table-cell table:formula="of:=(-[.D$4]*([.D$1]*[.A24]+[.B$4])+[.A24])/[.B$1]" office:value-type="float" office:value="-0.00135837765244531" calcext:value-type="float">
            <text:p>-0.001358377652445</text:p>
          </table:table-cell>
          <table:table-cell table:number-columns-repeated="6"/>
        </table:table-row>
        <table:table-row table:style-name="ro1">
          <table:table-cell table:formula="of:=(-[.D$4]*([.D$1]*[.A25]+[.B$4])+[.A25])/[.B$1]" office:value-type="float" office:value="-0.00815881316143598" calcext:value-type="float">
            <text:p>-0.008158813161436</text:p>
          </table:table-cell>
          <table:table-cell table:number-columns-repeated="6"/>
        </table:table-row>
        <table:table-row table:style-name="ro1">
          <table:table-cell table:formula="of:=(-[.D$4]*([.D$1]*[.A26]+[.B$4])+[.A26])/[.B$1]" office:value-type="float" office:value="-0.0114570243832964" calcext:value-type="float">
            <text:p>-0.011457024383297</text:p>
          </table:table-cell>
          <table:table-cell table:number-columns-repeated="6"/>
        </table:table-row>
        <table:table-row table:style-name="ro1">
          <table:table-cell table:formula="of:=(-[.D$4]*([.D$1]*[.A27]+[.B$4])+[.A27])/[.B$1]" office:value-type="float" office:value="-0.0130566568258988" calcext:value-type="float">
            <text:p>-0.013056656825899</text:p>
          </table:table-cell>
          <table:table-cell table:number-columns-repeated="6"/>
        </table:table-row>
        <table:table-row table:style-name="ro1">
          <table:table-cell table:formula="of:=(-[.D$4]*([.D$1]*[.A28]+[.B$4])+[.A28])/[.B$1]" office:value-type="float" office:value="-0.0138324785605609" calcext:value-type="float">
            <text:p>-0.013832478560561</text:p>
          </table:table-cell>
          <table:table-cell table:number-columns-repeated="6"/>
        </table:table-row>
        <table:table-row table:style-name="ro1">
          <table:table-cell table:formula="of:=(-[.D$4]*([.D$1]*[.A29]+[.B$4])+[.A29])/[.B$1]" office:value-type="float" office:value="-0.014208752101872" calcext:value-type="float">
            <text:p>-0.014208752101872</text:p>
          </table:table-cell>
          <table:table-cell table:number-columns-repeated="6"/>
        </table:table-row>
        <table:table-row table:style-name="ro1">
          <table:table-cell table:formula="of:=(-[.D$4]*([.D$1]*[.A30]+[.B$4])+[.A30])/[.B$1]" office:value-type="float" office:value="-0.0143912447694079" calcext:value-type="float">
            <text:p>-0.014391244769408</text:p>
          </table:table-cell>
          <table:table-cell table:number-columns-repeated="6"/>
        </table:table-row>
      </table:table>
      <table:table table:name="SS22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" table:default-cell-style-name="ce1"/>
        <table:table-column table:style-name="co7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M =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 =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 =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eta 1 = 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Theta 2 = 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u_initial =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_dot_initial = 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_n =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_n+1 =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_n+2 =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_n+1 – f_n (a)=</text:p>
          </table:table-cell>
          <table:table-cell table:formula="of:=[.D$3]-[.B$3]" office:value-type="float" office:value="1" calcext:value-type="float">
            <text:p>1</text:p>
          </table:table-cell>
          <table:table-cell table:style-name="ce1" office:value-type="string" calcext:value-type="string">
            <text:p>f_n+2 – f_n (b)=</text:p>
          </table:table-cell>
          <table:table-cell table:style-name="ce1" table:formula="of:=[.F$3]-[.B$3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_dot = </text:p>
          </table:table-cell>
          <table:table-cell table:formula="of:=(4*[.H3]-[.J3])/(2*[.D5])" office:value-type="float" office:value="50" calcext:value-type="float">
            <text:p>50</text:p>
          </table:table-cell>
          <table:table-cell office:value-type="string" calcext:value-type="string">
            <text:p>f_ddot =</text:p>
          </table:table-cell>
          <table:table-cell table:formula="of:=([.J3]-2*[.H3])/[.D5]^2" office:value-type="float" office:value="10000" calcext:value-type="float">
            <text:p>100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_mean =</text:p>
          </table:table-cell>
          <table:table-cell table:formula="of:=[.B3]+[.B2]*[.D5]*[.B4]+[.D2]*[.D5]^2*[.D4]/2" office:value-type="float" office:value="1.5" calcext:value-type="float">
            <text:p>1.5</text:p>
          </table:table-cell>
          <table:table-cell office:value-type="string" calcext:value-type="string">
            <text:p>delta_t = </text:p>
          </table:table-cell>
          <table:table-cell office:value-type="float" office:value="0.01" calcext:value-type="float">
            <text:p>0.01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sl no.</text:p>
          </table:table-cell>
          <table:table-cell office:value-type="string" calcext:value-type="string">
            <text:p>u_mean</text:p>
          </table:table-cell>
          <table:table-cell office:value-type="string" calcext:value-type="string">
            <text:p>u_dot_mea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u_n+1 = </text:p>
          </table:table-cell>
          <table:table-cell office:value-type="string" calcext:value-type="string">
            <text:p>u_dot_n+1 = 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F$2]+[.B$2]*[.D$5]*[.H$2]" office:value-type="float" office:value="1.005" calcext:value-type="float">
            <text:p>1.005</text:p>
          </table:table-cell>
          <table:table-cell table:formula="of:=[.H2]" office:value-type="float" office:value="1" calcext:value-type="float">
            <text:p>1</text:p>
          </table:table-cell>
          <table:table-cell table:formula="of:=[.B$1]+[.D$1]*[.B$2]*[.D$5]+0.5*[.F$1]*[.D$2]*[.D$5]^2" office:value-type="float" office:value="1.010075" calcext:value-type="float">
            <text:p>1.010075</text:p>
          </table:table-cell>
          <table:table-cell table:formula="of:=[.B$5]+[.D$1]*[.C8]+[.F$1]*[.B8]" office:value-type="float" office:value="6.515" calcext:value-type="float">
            <text:p>6.515</text:p>
          </table:table-cell>
          <table:table-cell table:formula="of:=-[.E8]/[.D8]" office:value-type="float" office:value="-6.45001608791426" calcext:value-type="float">
            <text:p>-6.45001608791426</text:p>
          </table:table-cell>
          <table:table-cell table:formula="of:=[.F$2]+[.B$1]*[.D$5]*[.H$2]+0.5*[.D$5]^2*[.F8]" office:value-type="float" office:value="1.0096774991956" calcext:value-type="float">
            <text:p>1.0096774991956</text:p>
          </table:table-cell>
          <table:table-cell table:formula="of:=[.H$2]+[.D$5]*[.F8]" office:value-type="float" office:value="0.935499839120857" calcext:value-type="float">
            <text:p>0.935499839120857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G8]+[.B$2]*[.D$5]*[.H8]" office:value-type="float" office:value="1.01435499839121" calcext:value-type="float">
            <text:p>1.01435499839121</text:p>
          </table:table-cell>
          <table:table-cell table:formula="of:=[.H8]" office:value-type="float" office:value="0.935499839120857" calcext:value-type="float">
            <text:p>0.935499839120857</text:p>
          </table:table-cell>
          <table:table-cell table:formula="of:=[.B$1]+[.D$1]*[.B$2]*[.D$5]+0.5*[.F$1]*[.D$2]*[.D$5]^2" office:value-type="float" office:value="1.010075" calcext:value-type="float">
            <text:p>1.010075</text:p>
          </table:table-cell>
          <table:table-cell table:formula="of:=[.B$5]+[.D$1]*[.C9]+[.F$1]*[.B9]" office:value-type="float" office:value="6.41406467341534" calcext:value-type="float">
            <text:p>6.41406467341534</text:p>
          </table:table-cell>
          <table:table-cell table:formula="of:=-[.E9]/[.D9]" office:value-type="float" office:value="-6.35008754143538" calcext:value-type="float">
            <text:p>-6.35008754143538</text:p>
          </table:table-cell>
          <table:table-cell table:formula="of:=[.G8]+[.D$5]*[.H8]+0.5*[.D$5]^2*[.F9]" office:value-type="float" office:value="1.01871499320974" calcext:value-type="float">
            <text:p>1.01871499320974</text:p>
          </table:table-cell>
          <table:table-cell table:formula="of:=[.H8]+[.D$5]*[.F9]" office:value-type="float" office:value="0.871998963706504" calcext:value-type="float">
            <text:p>0.871998963706504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G9]+[.B$2]*[.D$5]*[.H9]" office:value-type="float" office:value="1.02307498802827" calcext:value-type="float">
            <text:p>1.02307498802827</text:p>
          </table:table-cell>
          <table:table-cell table:formula="of:=[.H9]" office:value-type="float" office:value="0.871998963706504" calcext:value-type="float">
            <text:p>0.871998963706504</text:p>
          </table:table-cell>
          <table:table-cell table:formula="of:=[.B$1]+[.D$1]*[.B$2]*[.D$5]+0.5*[.F$1]*[.D$2]*[.D$5]^2" office:value-type="float" office:value="1.010075" calcext:value-type="float">
            <text:p>1.010075</text:p>
          </table:table-cell>
          <table:table-cell table:formula="of:=[.B$5]+[.D$1]*[.C10]+[.F$1]*[.B10]" office:value-type="float" office:value="6.31322289149783" calcext:value-type="float">
            <text:p>6.31322289149783</text:p>
          </table:table-cell>
          <table:table-cell table:formula="of:=-[.E10]/[.D10]" office:value-type="float" office:value="-6.25025160656172" calcext:value-type="float">
            <text:p>-6.25025160656172</text:p>
          </table:table-cell>
          <table:table-cell table:formula="of:=[.G9]+[.D$5]*[.H9]+0.5*[.D$5]^2*[.F10]" office:value-type="float" office:value="1.02712247026648" calcext:value-type="float">
            <text:p>1.02712247026648</text:p>
          </table:table-cell>
          <table:table-cell table:formula="of:=[.H9]+[.D$5]*[.F10]" office:value-type="float" office:value="0.809496447640886" calcext:value-type="float">
            <text:p>0.809496447640886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G10]+[.B$2]*[.D$5]*[.H10]" office:value-type="float" office:value="1.03116995250468" calcext:value-type="float">
            <text:p>1.03116995250468</text:p>
          </table:table-cell>
          <table:table-cell table:formula="of:=[.H10]" office:value-type="float" office:value="0.809496447640886" calcext:value-type="float">
            <text:p>0.809496447640886</text:p>
          </table:table-cell>
          <table:table-cell table:formula="of:=[.B$1]+[.D$1]*[.B$2]*[.D$5]+0.5*[.F$1]*[.D$2]*[.D$5]^2" office:value-type="float" office:value="1.010075" calcext:value-type="float">
            <text:p>1.010075</text:p>
          </table:table-cell>
          <table:table-cell table:formula="of:=[.B$5]+[.D$1]*[.C11]+[.F$1]*[.B11]" office:value-type="float" office:value="6.21250275279582" calcext:value-type="float">
            <text:p>6.21250275279582</text:p>
          </table:table-cell>
          <table:table-cell table:formula="of:=-[.E11]/[.D11]" office:value-type="float" office:value="-6.15053610157248" calcext:value-type="float">
            <text:p>-6.15053610157248</text:p>
          </table:table-cell>
          <table:table-cell table:formula="of:=[.G10]+[.D$5]*[.H10]+0.5*[.D$5]^2*[.F11]" office:value-type="float" office:value="1.03490990793781" calcext:value-type="float">
            <text:p>1.03490990793781</text:p>
          </table:table-cell>
          <table:table-cell table:formula="of:=[.H10]+[.D$5]*[.F11]" office:value-type="float" office:value="0.747991086625162" calcext:value-type="float">
            <text:p>0.747991086625162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G11]+[.B$2]*[.D$5]*[.H11]" office:value-type="float" office:value="1.03864986337093" calcext:value-type="float">
            <text:p>1.03864986337093</text:p>
          </table:table-cell>
          <table:table-cell table:formula="of:=[.H11]" office:value-type="float" office:value="0.747991086625162" calcext:value-type="float">
            <text:p>0.747991086625162</text:p>
          </table:table-cell>
          <table:table-cell table:formula="of:=[.B$1]+[.D$1]*[.B$2]*[.D$5]+0.5*[.F$1]*[.D$2]*[.D$5]^2" office:value-type="float" office:value="1.010075" calcext:value-type="float">
            <text:p>1.010075</text:p>
          </table:table-cell>
          <table:table-cell table:formula="of:=[.B$5]+[.D$1]*[.C12]+[.F$1]*[.B12]" office:value-type="float" office:value="6.11193176336313" calcext:value-type="float">
            <text:p>6.11193176336313</text:p>
          </table:table-cell>
          <table:table-cell table:formula="of:=-[.E12]/[.D12]" office:value-type="float" office:value="-6.05096825816214" calcext:value-type="float">
            <text:p>-6.05096825816214</text:p>
          </table:table-cell>
          <table:table-cell table:formula="of:=[.G11]+[.D$5]*[.H11]+0.5*[.D$5]^2*[.F12]" office:value-type="float" office:value="1.04208727039115" calcext:value-type="float">
            <text:p>1.04208727039115</text:p>
          </table:table-cell>
          <table:table-cell table:formula="of:=[.H11]+[.D$5]*[.F12]" office:value-type="float" office:value="0.68748140404354" calcext:value-type="float">
            <text:p>0.68748140404354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G12]+[.B$2]*[.D$5]*[.H12]" office:value-type="float" office:value="1.04552467741137" calcext:value-type="float">
            <text:p>1.04552467741137</text:p>
          </table:table-cell>
          <table:table-cell table:formula="of:=[.H12]" office:value-type="float" office:value="0.68748140404354" calcext:value-type="float">
            <text:p>0.68748140404354</text:p>
          </table:table-cell>
          <table:table-cell table:formula="of:=[.B$1]+[.D$1]*[.B$2]*[.D$5]+0.5*[.F$1]*[.D$2]*[.D$5]^2" office:value-type="float" office:value="1.010075" calcext:value-type="float">
            <text:p>1.010075</text:p>
          </table:table-cell>
          <table:table-cell table:formula="of:=[.B$5]+[.D$1]*[.C13]+[.F$1]*[.B13]" office:value-type="float" office:value="6.01153684032119" calcext:value-type="float">
            <text:p>6.01153684032119</text:p>
          </table:table-cell>
          <table:table-cell table:formula="of:=-[.E13]/[.D13]" office:value-type="float" office:value="-5.95157472496715" calcext:value-type="float">
            <text:p>-5.95157472496715</text:p>
          </table:table-cell>
          <table:table-cell table:formula="of:=[.G12]+[.D$5]*[.H12]+0.5*[.D$5]^2*[.F13]" office:value-type="float" office:value="1.04866450569534" calcext:value-type="float">
            <text:p>1.04866450569534</text:p>
          </table:table-cell>
          <table:table-cell table:formula="of:=[.H12]+[.D$5]*[.F13]" office:value-type="float" office:value="0.627965656793869" calcext:value-type="float">
            <text:p>0.627965656793869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G13]+[.B$2]*[.D$5]*[.H13]" office:value-type="float" office:value="1.05180433397931" calcext:value-type="float">
            <text:p>1.05180433397931</text:p>
          </table:table-cell>
          <table:table-cell table:formula="of:=[.H13]" office:value-type="float" office:value="0.627965656793869" calcext:value-type="float">
            <text:p>0.627965656793869</text:p>
          </table:table-cell>
          <table:table-cell table:formula="of:=[.B$1]+[.D$1]*[.B$2]*[.D$5]+0.5*[.F$1]*[.D$2]*[.D$5]^2" office:value-type="float" office:value="1.010075" calcext:value-type="float">
            <text:p>1.010075</text:p>
          </table:table-cell>
          <table:table-cell table:formula="of:=[.B$5]+[.D$1]*[.C14]+[.F$1]*[.B14]" office:value-type="float" office:value="5.91134431552566" calcext:value-type="float">
            <text:p>5.91134431552566</text:p>
          </table:table-cell>
          <table:table-cell table:formula="of:=-[.E14]/[.D14]" office:value-type="float" office:value="-5.85238157119586" calcext:value-type="float">
            <text:p>-5.85238157119586</text:p>
          </table:table-cell>
          <table:table-cell table:formula="of:=[.G13]+[.D$5]*[.H13]+0.5*[.D$5]^2*[.F14]" office:value-type="float" office:value="1.05465154318472" calcext:value-type="float">
            <text:p>1.05465154318472</text:p>
          </table:table-cell>
          <table:table-cell table:formula="of:=[.H13]+[.D$5]*[.F14]" office:value-type="float" office:value="0.56944184108191" calcext:value-type="float">
            <text:p>0.56944184108191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G14]+[.B$2]*[.D$5]*[.H14]" office:value-type="float" office:value="1.05749875239013" calcext:value-type="float">
            <text:p>1.05749875239013</text:p>
          </table:table-cell>
          <table:table-cell table:formula="of:=[.H14]" office:value-type="float" office:value="0.56944184108191" calcext:value-type="float">
            <text:p>0.56944184108191</text:p>
          </table:table-cell>
          <table:table-cell table:formula="of:=[.B$1]+[.D$1]*[.B$2]*[.D$5]+0.5*[.F$1]*[.D$2]*[.D$5]^2" office:value-type="float" office:value="1.010075" calcext:value-type="float">
            <text:p>1.010075</text:p>
          </table:table-cell>
          <table:table-cell table:formula="of:=[.B$5]+[.D$1]*[.C15]+[.F$1]*[.B15]" office:value-type="float" office:value="5.8113799393342" calcext:value-type="float">
            <text:p>5.8113799393342</text:p>
          </table:table-cell>
          <table:table-cell table:formula="of:=-[.E15]/[.D15]" office:value-type="float" office:value="-5.75341429035884" calcext:value-type="float">
            <text:p>-5.75341429035884</text:p>
          </table:table-cell>
          <table:table-cell table:formula="of:=[.G14]+[.D$5]*[.H14]+0.5*[.D$5]^2*[.F15]" office:value-type="float" office:value="1.06005829088102" calcext:value-type="float">
            <text:p>1.06005829088102</text:p>
          </table:table-cell>
          <table:table-cell table:formula="of:=[.H14]+[.D$5]*[.F15]" office:value-type="float" office:value="0.511907698178322" calcext:value-type="float">
            <text:p>0.511907698178322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G15]+[.B$2]*[.D$5]*[.H15]" office:value-type="float" office:value="1.06261782937191" calcext:value-type="float">
            <text:p>1.06261782937191</text:p>
          </table:table-cell>
          <table:table-cell table:formula="of:=[.H15]" office:value-type="float" office:value="0.511907698178322" calcext:value-type="float">
            <text:p>0.511907698178322</text:p>
          </table:table-cell>
          <table:table-cell table:formula="of:=[.B$1]+[.D$1]*[.B$2]*[.D$5]+0.5*[.F$1]*[.D$2]*[.D$5]^2" office:value-type="float" office:value="1.010075" calcext:value-type="float">
            <text:p>1.010075</text:p>
          </table:table-cell>
          <table:table-cell table:formula="of:=[.B$5]+[.D$1]*[.C16]+[.F$1]*[.B16]" office:value-type="float" office:value="5.71166888447238" calcext:value-type="float">
            <text:p>5.71166888447238</text:p>
          </table:table-cell>
          <table:table-cell table:formula="of:=-[.E16]/[.D16]" office:value-type="float" office:value="-5.65469780409611" calcext:value-type="float">
            <text:p>-5.65469780409611</text:p>
          </table:table-cell>
          <table:table-cell table:formula="of:=[.G15]+[.D$5]*[.H15]+0.5*[.D$5]^2*[.F16]" office:value-type="float" office:value="1.0648946329726" calcext:value-type="float">
            <text:p>1.0648946329726</text:p>
          </table:table-cell>
          <table:table-cell table:formula="of:=[.H15]+[.D$5]*[.F16]" office:value-type="float" office:value="0.455360720137361" calcext:value-type="float">
            <text:p>0.455360720137361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Bitstream Vera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8">00/00/0000</text:date>, <text:time style:data-style-name="N2" text:time-value="17:15:17.22962496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0-22T10:27:00.894586470</meta:creation-date>
    <dc:date>2020-10-28T17:21:27.640746364</dc:date>
    <meta:editing-duration>PT17H32M3S</meta:editing-duration>
    <meta:editing-cycles>10</meta:editing-cycles>
    <meta:generator>LibreOffice/7.0.2.2$Linux_X86_64 LibreOffice_project/00$Build-2</meta:generator>
    <meta:document-statistic meta:table-count="2" meta:cell-count="209" meta:object-count="0"/>
  </office:meta>
</office:document-meta>
</file>